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4pt" officeooo:paragraph-rsid="00065c68" style:font-size-asian="14pt" style:font-size-complex="14pt"/>
    </style:style>
    <style:style style:name="P2" style:family="paragraph" style:parent-style-name="Text_20_body" style:list-style-name="L1">
      <style:text-properties fo:font-size="14pt" officeooo:rsid="00065c68" officeooo:paragraph-rsid="00065c68" style:font-size-asian="14pt" style:font-size-complex="14pt"/>
    </style:style>
    <style:style style:name="P3" style:family="paragraph" style:parent-style-name="Standard">
      <style:text-properties fo:font-size="14pt" officeooo:rsid="00065c68" officeooo:paragraph-rsid="00065c68" style:font-size-asian="14pt" style:font-size-complex="14pt"/>
    </style:style>
    <style:style style:name="T1" style:family="text">
      <style:text-properties officeooo:rsid="00065c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DAY <text:s/>ASSINGNMENT <text:s/></text:p>
      <text:list xml:id="list1095977699" text:style-name="L1">
        <text:list-item>
          <text:p text:style-name="P1"><text:span text:style-name="T1">TO creat a git lab account <text:s/></text:span></text:p>
        </text:list-item>
        <text:list-item>
          <text:p text:style-name="P2">use of git lab commends </text:p>
        </text:list-item>
        <text:list-item>
          <text:p text:style-name="P2">installasion of git lab 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1:38:54.089546438</meta:creation-date>
    <dc:date>2021-12-23T15:25:02.874941457</dc:date>
    <meta:editing-duration>PT3H46M9S</meta:editing-duration>
    <meta:editing-cycles>1</meta:editing-cycles>
    <meta:document-statistic meta:table-count="0" meta:image-count="0" meta:object-count="0" meta:page-count="1" meta:paragraph-count="5" meta:word-count="21" meta:character-count="100" meta:non-whitespace-character-count="80"/>
    <meta:generator>LibreOffice/6.0.7.3$Linux_X86_64 LibreOffice_project/00m0$Build-3</meta:generator>
  </office:meta>
</office:document-meta>
</file>